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b57" officeooo:paragraph-rsid="0008db57"/>
    </style:style>
    <style:style style:name="P2" style:family="paragraph" style:parent-style-name="Standard">
      <style:text-properties officeooo:rsid="000d95dd" officeooo:paragraph-rsid="000d95dd"/>
    </style:style>
    <style:style style:name="P3" style:family="paragraph" style:parent-style-name="Standard">
      <style:text-properties officeooo:rsid="000eb8d5" officeooo:paragraph-rsid="000eb8d5"/>
    </style:style>
    <style:style style:name="P4" style:family="paragraph" style:parent-style-name="Standard">
      <style:text-properties officeooo:paragraph-rsid="00096707"/>
    </style:style>
    <style:style style:name="P5" style:family="paragraph" style:parent-style-name="Standard">
      <style:text-properties officeooo:rsid="000d95dd" officeooo:paragraph-rsid="000f08b4"/>
    </style:style>
    <style:style style:name="P6" style:family="paragraph" style:parent-style-name="Standard">
      <style:text-properties officeooo:paragraph-rsid="000f08b4"/>
    </style:style>
    <style:style style:name="P7" style:family="paragraph" style:parent-style-name="Text_20_body">
      <style:text-properties officeooo:paragraph-rsid="00096707"/>
    </style:style>
    <style:style style:name="P8" style:family="paragraph" style:parent-style-name="Text_20_body">
      <style:text-properties officeooo:rsid="000d95dd" officeooo:paragraph-rsid="000f08b4"/>
    </style:style>
    <style:style style:name="T1" style:family="text">
      <style:text-properties officeooo:rsid="000eb8d5"/>
    </style:style>
    <style:style style:name="T2" style:family="text">
      <style:text-properties officeooo:rsid="000f08b4"/>
    </style:style>
    <style:style style:name="T3" style:family="text">
      <style:text-properties officeooo:rsid="000fe329"/>
    </style:style>
    <style:style style:name="T4" style:family="text">
      <style:text-properties officeooo:rsid="00103c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Whispersong:</text:span> Well, you played that perfectly!</text:p>
      <text:p text:style-name="Text_20_body"><text:span text:style-name="Strong_20_Emphasis">Whispersong:</text:span> There's a place we need to hit first, before we head to Canterlot.</text:p>
      <text:p text:style-name="Text_20_body"><text:span text:style-name="Strong_20_Emphasis"><text:span text:style-name="T2">Opple</text:span></text:span><text:span text:style-name="Strong_20_Emphasis">:</text:span> Hmm... another artifact?</text:p>
      <text:p text:style-name="P5">****</text:p>
      <text:p text:style-name="P5">Скачёк во времени, когда Ченжлингов уже прогнали</text:p>
      <text:p text:style-name="P5">****</text:p>
      <text:p text:style-name="P5">*<text:span text:style-name="T1">Проезжая на поезде защитный барьер</text:span>*</text:p>
      <text:p text:style-name="P8"><text:span text:style-name="Strong_20_Emphasis">Opal:</text:span> They're still keeping that useless barrier up?</text:p>
      <text:p text:style-name="Text_20_body"><text:span text:style-name="Strong_20_Emphasis">Whispersong:</text:span> Wouldn't say useless. They're hunting down the stragglers <text:span text:style-name="T4">changelings</text:span>, making sure none <text:span text:style-name="T4">are left there</text:span>. The real question is... what kind of artifact are they using to see through disguises...</text:p>
      <text:p text:style-name="Text_20_body"><text:span text:style-name="Strong_20_Emphasis">Opal:</text:span> Shame we missed all the fun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0:50:39.342503000</meta:creation-date>
    <meta:generator>LibreOffice/24.2.7.2$Linux_X86_64 LibreOffice_project/420$Build-2</meta:generator>
    <dc:date>2026-02-16T19:20:09.837398449</dc:date>
    <meta:editing-duration>PT21M24S</meta:editing-duration>
    <meta:editing-cycles>11</meta:editing-cycles>
    <meta:document-statistic meta:table-count="0" meta:image-count="0" meta:object-count="0" meta:page-count="1" meta:paragraph-count="10" meta:word-count="84" meta:character-count="538" meta:non-whitespace-character-count="464"/>
  </office:meta>
</office:document-meta>
</file>